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normal" fo:background-color="#cccccc" style:font-size-asian="18pt" style:font-weight-asian="normal" style:font-size-complex="18pt" style:font-weight-complex="normal"/>
    </style:style>
    <style:style style:name="P2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Times New Roman" fo:font-size="18pt" style:font-name-asian="TimesNewRomanPSMT" style:font-size-asian="18pt" style:font-name-complex="TimesNewRomanPSMT" style:font-size-complex="18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8pt" style:font-name-asian="TimesNewRomanPSMT" style:font-size-asian="18pt" style:font-name-complex="TimesNewRomanPSMT" style:font-size-complex="18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tfTitre_20_Chapitre" style:master-page-name="Right_20_Page">
      <style:paragraph-properties style:page-number="auto"/>
    </style:style>
    <style:style style:name="P8" style:family="paragraph" style:parent-style-name="tfTitre_20_I_29_">
      <style:paragraph-properties fo:break-before="page"/>
    </style:style>
    <style:style style:name="P9" style:family="paragraph">
      <loext:graphic-properties draw:fill="solid" draw:fill-color="#cccccc"/>
      <style:text-properties fo:font-size="18pt" style:font-size-asian="18pt" style:font-size-complex="18pt"/>
    </style:style>
    <style:style style:name="P10" style:family="paragraph">
      <style:paragraph-properties fo:margin-top="0.199cm" fo:margin-bottom="0cm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text-underline-style="none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solid" draw:fill-color="#cccccc" fo:min-height="2.461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4.119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cccc" fo:min-height="5.387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9cm" svg:stroke-color="#000000" draw:marker-start="" draw:marker-start-width="0.36cm" draw:marker-start-center="false" draw:marker-end="" draw:marker-end-width="0.36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7cm" fo:min-width="0.33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7cm" fo:min-width="0.36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7cm" fo:min-width="0.342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4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7cm" fo:min-width="0.402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7cm" fo:min-width="0.333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color="#000000" draw:fill="solid" draw:fill-color="#cccccc" fo:min-height="3.911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tyle:run-through="foreground"/>
    </style:style>
    <style:style style:name="gr15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none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none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86cm" fo:min-width="0.448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86cm" fo:min-width="0.376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586cm" fo:min-width="0.349cm" fo:padding-top="0.049cm" fo:padding-bottom="0.049cm" fo:padding-left="0.049cm" fo:padding-right="0.04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rallélogrammes particuliers</text:p>
      <text:p text:style-name="Standard"/>
      <text:p text:style-name="P6"/>
      <text:list xml:id="list3539755551" text:style-name="tfNum_20_I_29_">
        <text:list-item>
          <text:p text:style-name="tfTitre_20_I_29_">Rectangles</text:p>
        </text:list-item>
      </text:list>
      <text:list xml:id="list81164078" text:style-name="tfNum_20_1_29_">
        <text:list-item>
          <text:p text:style-name="tfTitre_20_1_29_">Définition :</text:p>
        </text:list-item>
      </text:list>
      <text:p text:style-name="tfCours">Un rectangle est un quadrilatère dont les quatre angles sont droits.</text:p>
      <text:p text:style-name="P1"><draw:g text:anchor-type="as-char" draw:z-index="3" draw:style-name="gr4"><draw:line draw:style-name="gr5" draw:text-style-name="P11" svg:x1="0.398cm" svg:y1="0.691cm" svg:x2="6.88cm" svg:y2="0.691cm"><text:p/></draw:line><draw:polyline draw:style-name="gr5" draw:text-style-name="P11" svg:width="0.568cm" svg:height="0.57cm" draw:transform="rotate (-1.5707963267949) translate (6.87960376370199cm 0.689522419082279cm)" svg:viewBox="0 0 569 571" draw:points="0,571 569,571 569,0"><text:p/></draw:polyline><draw:polyline draw:style-name="gr5" draw:text-style-name="P11" svg:width="0.57cm" svg:height="0.568cm" draw:transform="rotate (-3.14159265358979) translate (6.88cm 4.19649999999999cm)" svg:viewBox="0 0 571 569" draw:points="0,569 571,569 571,0"><text:p/></draw:polyline><draw:line draw:style-name="gr5" draw:text-style-name="P11" svg:x1="6.88cm" svg:y1="0.69cm" svg:x2="6.88cm" svg:y2="4.196cm"><text:p/></draw:line><draw:polyline draw:style-name="gr5" draw:text-style-name="P11" svg:width="0.568cm" svg:height="0.57cm" draw:transform="rotate (-1.5707963267949) translate (0.967812946442102cm 0.689522419082111cm)" svg:viewBox="0 0 569 571" draw:points="0,0 569,0 569,571"><text:p/></draw:polyline><draw:polyline draw:style-name="gr5" draw:text-style-name="P11" svg:width="6.481cm" svg:height="3.507cm" draw:transform="rotate (-3.14159265358979) translate (6.88cm 4.19649999999999cm)" svg:viewBox="0 0 6482 3508" draw:points="0,0 6482,0 6482,3508"><text:p/></draw:polyline><draw:polyline draw:style-name="gr5" draw:text-style-name="P11" svg:width="0.568cm" svg:height="0.57cm" draw:transform="rotate (-1.5707963267949) translate (0.967812946442102cm 3.62476662195292cm)" svg:viewBox="0 0 569 571" draw:points="569,0 0,0 0,571"><text:p/></draw:polyline><draw:frame draw:style-name="gr6" draw:text-style-name="P13" svg:width="0.438cm" svg:height="0.669cm" svg:x="0.012cm" svg:y="0cm"><draw:text-box><text:p text:style-name="P12"><text:span text:style-name="T3">A</text:span></text:p></draw:text-box></draw:frame><draw:frame draw:style-name="gr7" draw:text-style-name="P13" svg:width="0.459cm" svg:height="0.669cm" svg:x="0cm" svg:y="4.2cm"><draw:text-box><text:p text:style-name="P12"><text:span text:style-name="T3">D</text:span></text:p></draw:text-box></draw:frame><draw:frame draw:style-name="gr7" draw:text-style-name="P13" svg:width="0.459cm" svg:height="0.669cm" svg:x="6.847cm" svg:y="4.184cm"><draw:text-box><text:p text:style-name="P12"><text:span text:style-name="T3">C</text:span></text:p></draw:text-box></draw:frame><draw:frame draw:style-name="gr8" draw:text-style-name="P13" svg:width="0.442cm" svg:height="0.669cm" svg:x="6.856cm" svg:y="0.016cm"><draw:text-box><text:p text:style-name="P12"><text:span text:style-name="T3">B</text:span></text:p></draw:text-box></draw:frame></draw:g></text:p>
      <text:p text:style-name="P5"><text:span text:style-name="T1">Remarque :</text:span> Les quatre angles étant droits, les côtés opposés d'un rectangle sont donc parallèles. Un rectangle est donc un parallélogramme particulier.</text:p>
      <text:p text:style-name="P5"/>
      <text:p text:style-name="P5"/>
      <text:list xml:id="list213748104580997" text:continue-numbering="true" text:style-name="tfNum_20_1_29_">
        <text:list-item>
          <text:p text:style-name="tfTitre_20_1_29_">Propriétés :</text:p>
        </text:list-item>
      </text:list>
      <text:p text:style-name="P2">Toutes les propriétés du parallélogramme plus :</text:p>
      <text:p text:style-name="tfCours">Dans un rectangle, les diagonales sont <text:span text:style-name="tfMasqué_20_sur_20_fond_20_vert">de mêmes longueurs.</text:span></text:p>
      <text:p text:style-name="P5"/>
      <text:p text:style-name="P5"/>
      <text:list xml:id="list213746127234254" text:continue-numbering="true" text:style-name="tfNum_20_1_29_">
        <text:list-item>
          <text:p text:style-name="tfTitre_20_1_29_">Caractérisations :</text:p>
        </text:list-item>
      </text:list>
      <text:p text:style-name="tfCours">Un quadrilatère qui a <text:span text:style-name="tfMasqué_20_sur_20_fond_20_vert">trois</text:span> angles droits est un rectangle.</text:p>
      <text:p text:style-name="tfCours">Un parallélogramme qui a <text:span text:style-name="tfMasqué_20_sur_20_fond_20_vert">un</text:span> angle droit est un rectangle.</text:p>
      <text:p text:style-name="tfCours"><draw:frame text:anchor-type="paragraph" draw:z-index="0" draw:style-name="gr1" draw:text-style-name="P9" svg:width="4.453cm" svg:height="2.461cm" svg:x="14.547cm" svg:y="3.459cm"><draw:text-box><text:p><text:span text:style-name="T2">démonstrations</text:span></text:p><text:p><text:span text:style-name="T2">p211: 23</text:span></text:p><text:p><text:span text:style-name="T2">p215: 63</text:span></text:p></draw:text-box></draw:frame><draw:frame text:anchor-type="paragraph" draw:z-index="5" draw:style-name="gr13" draw:text-style-name="P9" svg:width="4.278cm" svg:height="3.911cm" svg:x="9.278cm" svg:y="3.459cm"><draw:text-box><text:p><text:span text:style-name="T2">constructions</text:span></text:p><text:p><text:span text:style-name="T2">p211: 19</text:span></text:p><text:p><text:span text:style-name="T2">p213: </text:span><text:span text:style-name="T4">41</text:span></text:p><text:p><text:span text:style-name="T4">p214: 51, 53</text:span></text:p><text:p><text:span text:style-name="T4">p217: 70</text:span></text:p></draw:text-box></draw:frame>Un parallélogramme dont les diagonales sont de même longueur est un rectangle.</text:p>
      <text:p text:style-name="P5"/>
      <text:list xml:id="list213746325648024" text:continue-list="list3539755551" text:style-name="tfNum_20_I_29_">
        <text:list-item>
          <text:p text:style-name="P8">Losanges</text:p>
        </text:list-item>
      </text:list>
      <text:list xml:id="list213746006133919" text:continue-list="list213746127234254" text:style-name="tfNum_20_1_29_">
        <text:list-item text:start-value="1">
          <text:p text:style-name="tfTitre_20_1_29_">Définition :</text:p>
        </text:list-item>
      </text:list>
      <text:p text:style-name="tfCours">Un losange est un quadrilatère dont les quatre côtés sont de la même longueur.</text:p>
      <text:p text:style-name="P1"><draw:g text:anchor-type="as-char" draw:z-index="6" draw:name="Forme1" draw:style-name="gr4"><draw:g draw:style-name="gr14"><draw:polygon draw:style-name="gr15" draw:text-style-name="P14" svg:width="6.156cm" svg:height="3.999cm" draw:transform="skewX (-0.00645771823237898) rotate (-1.82823239146406) translate (5.96948554677135cm 0.56618441315555cm)" svg:viewBox="0 0 6157 4000" draw:points="0,0 4340,0 6157,3998 1819,4000"><text:p/></draw:polygon><draw:line draw:style-name="gr16" draw:text-style-name="P14" svg:x1="3.582cm" svg:y1="0.848cm" svg:x2="3.827cm" svg:y2="1.09cm"><text:p/></draw:line><draw:line draw:style-name="gr16" draw:text-style-name="P14" svg:x1="0.995cm" svg:y1="3.24cm" svg:x2="1.24cm" svg:y2="3.482cm"><text:p/></draw:line><draw:line draw:style-name="gr16" draw:text-style-name="P14" svg:x1="2.656cm" svg:y1="5.018cm" svg:x2="2.901cm" svg:y2="5.26cm"><text:p/></draw:line><draw:line draw:style-name="gr16" draw:text-style-name="P14" svg:x1="5.302cm" svg:y1="2.596cm" svg:x2="5.547cm" svg:y2="2.838cm"><text:p/></draw:line></draw:g><draw:frame draw:style-name="gr17" draw:text-style-name="P15" svg:width="0.548cm" svg:height="0.685cm" svg:x="1.217cm" svg:y="0.594cm"><draw:text-box><text:p text:style-name="P12"><text:span text:style-name="T5">A</text:span></text:p></draw:text-box></draw:frame><draw:frame draw:style-name="gr18" draw:text-style-name="P15" svg:width="0.475cm" svg:height="0.685cm" svg:x="0cm" svg:y="5.498cm"><draw:text-box><text:p text:style-name="P12"><text:span text:style-name="T5">D</text:span></text:p></draw:text-box></draw:frame><draw:frame draw:style-name="gr18" draw:text-style-name="P15" svg:width="0.475cm" svg:height="0.685cm" svg:x="4.93cm" svg:y="4.72cm"><draw:text-box><text:p text:style-name="P12"><text:span text:style-name="T5">C</text:span></text:p></draw:text-box></draw:frame><draw:frame draw:style-name="gr19" draw:text-style-name="P15" svg:width="0.449cm" svg:height="0.685cm" svg:x="6.022cm" svg:y="0cm"><draw:text-box><text:p text:style-name="P12"><text:span text:style-name="T5">B</text:span></text:p></draw:text-box></draw:frame></draw:g></text:p>
      <text:p text:style-name="P5"><text:span text:style-name="T1">Remarque :</text:span> Les côtés opposés d'un losange sont donc de même longueur. Un losange est donc un parallélogramme particulier.</text:p>
      <text:p text:style-name="P5"/>
      <text:p text:style-name="P5"/>
      <text:list xml:id="list213747987408096" text:continue-numbering="true" text:style-name="tfNum_20_1_29_">
        <text:list-item>
          <text:p text:style-name="tfTitre_20_1_29_">Propriétés :</text:p>
        </text:list-item>
      </text:list>
      <text:p text:style-name="P2">Toutes les propriétés du parallélogramme plus :</text:p>
      <text:p text:style-name="tfCours">Dans un losange, les diagonales sont <text:span text:style-name="tfMasqué_20_sur_20_fond_20_vert">perpendiculaires.</text:span></text:p>
      <text:p text:style-name="tfCours">Dans un losange, les diagonales sont <text:span text:style-name="tfMasqué_20_sur_20_fond_20_vert">les bissectrices des angles.</text:span></text:p>
      <text:p text:style-name="P4"/>
      <text:p text:style-name="P5"/>
      <text:list xml:id="list213745989371715" text:continue-numbering="true" text:style-name="tfNum_20_1_29_">
        <text:list-item>
          <text:p text:style-name="tfTitre_20_1_29_">Caractérisations :</text:p>
        </text:list-item>
      </text:list>
      <text:p text:style-name="tfCours">Un quadrilatère qui a ses quatre côtés de même longueur est un losange.</text:p>
      <text:p text:style-name="tfCours">Un parallélogramme qui a <text:span text:style-name="tfMasqué_20_sur_20_fond_20_vert">deux</text:span> côtés consécutifs de même longueur est un losange.</text:p>
      <text:p text:style-name="tfCours">Un parallélogramme dont les diagonales sont perpendiculaires est un losange.</text:p>
      <text:p text:style-name="P4"/>
      <text:p text:style-name="P5"><draw:frame text:anchor-type="paragraph" draw:z-index="1" draw:style-name="gr2" draw:text-style-name="P9" svg:width="4.562cm" svg:height="4.119cm" svg:x="14.437cm" svg:y="0.995cm"><draw:text-box><text:p><text:span text:style-name="T2">constructions</text:span></text:p><text:p><text:span text:style-name="T2">p211: 20</text:span></text:p><text:p><text:span text:style-name="T2">p214: 52</text:span></text:p><text:p text:style-name="P10"><text:span text:style-name="T2">démonstrations</text:span></text:p><text:p><text:span text:style-name="T2">p215: 58, 60</text:span></text:p></draw:text-box></draw:frame></text:p>
      <text:list xml:id="list213746871102804" text:continue-list="list213746325648024" text:style-name="tfNum_20_I_29_">
        <text:list-item>
          <text:p text:style-name="P8">Carrés</text:p>
        </text:list-item>
      </text:list>
      <text:list xml:id="list213747519715566" text:continue-list="list213745989371715" text:style-name="tfNum_20_1_29_">
        <text:list-item text:start-value="1">
          <text:p text:style-name="tfTitre_20_1_29_">Définition :</text:p>
        </text:list-item>
      </text:list>
      <text:p text:style-name="tfCours">Un carré est un quadrilatère dont les quatre angles sont droits et les quatre côtés sont de la même longueur.</text:p>
      <text:p text:style-name="P1"><draw:g text:anchor-type="as-char" draw:z-index="4" draw:style-name="gr4"><draw:line draw:style-name="gr9" draw:text-style-name="P11" svg:x1="0.464cm" svg:y1="0.621cm" svg:x2="4.531cm" svg:y2="0.621cm"><text:p/></draw:line><draw:polyline draw:style-name="gr9" draw:text-style-name="P11" svg:width="0.45cm" svg:height="0.452cm" draw:transform="rotate (-1.5707963267949) translate (4.52875449638965cm 0.622445270168578cm)" svg:viewBox="0 0 451 453" draw:points="0,453 451,453 451,0"><text:p/></draw:polyline><draw:polyline draw:style-name="gr9" draw:text-style-name="P11" svg:width="0.452cm" svg:height="0.452cm" draw:transform="rotate (-3.14159265358979) translate (4.528cm 4.68308333333333cm)" svg:viewBox="0 0 453 453" draw:points="0,453 453,453 453,0"><text:p/></draw:polyline><draw:line draw:style-name="gr9" draw:text-style-name="P11" svg:x1="4.529cm" svg:y1="0.621cm" svg:x2="4.529cm" svg:y2="4.682cm"><text:p/></draw:line><draw:polyline draw:style-name="gr9" draw:text-style-name="P11" svg:width="0.45cm" svg:height="0.45cm" draw:transform="rotate (-1.5707963267949) translate (0.915407815726503cm 0.622445270168475cm)" svg:viewBox="0 0 451 451" draw:points="0,0 451,0 451,451"><text:p/></draw:polyline><draw:polyline draw:style-name="gr9" draw:text-style-name="P11" svg:width="4.066cm" svg:height="4.06cm" draw:transform="rotate (-3.14159265358979) translate (4.532cm 4.68308333333333cm)" svg:viewBox="0 0 4067 4061" draw:points="0,0 4067,0 4067,4061"><text:p/></draw:polyline><draw:polyline draw:style-name="gr9" draw:text-style-name="P11" svg:width="0.45cm" svg:height="0.45cm" draw:transform="rotate (-1.5707963267949) translate (0.915407815726503cm 4.23099950229209cm)" svg:viewBox="0 0 451 451" draw:points="451,0 0,0 0,451"><text:p/></draw:polyline><draw:line draw:style-name="gr10" draw:text-style-name="P11" svg:x1="2.584cm" svg:y1="0.481cm" svg:x2="2.497cm" svg:y2="0.794cm"><text:p/></draw:line><draw:line draw:style-name="gr10" draw:text-style-name="P11" svg:x1="0.582cm" svg:y1="2.773cm" svg:x2="0.329cm" svg:y2="2.535cm"><text:p/></draw:line><draw:line draw:style-name="gr10" draw:text-style-name="P11" svg:x1="2.584cm" svg:y1="4.537cm" svg:x2="2.497cm" svg:y2="4.85cm"><text:p/></draw:line><draw:line draw:style-name="gr10" draw:text-style-name="P11" svg:x1="4.656cm" svg:y1="2.773cm" svg:x2="4.403cm" svg:y2="2.535cm"><text:p/></draw:line><draw:frame draw:style-name="gr11" draw:text-style-name="P13" svg:width="0.502cm" svg:height="0.669cm" svg:x="0cm" svg:y="0cm"><draw:text-box><text:p text:style-name="P12"><text:span text:style-name="T3">A</text:span></text:p></draw:text-box></draw:frame><draw:frame draw:style-name="gr7" draw:text-style-name="P13" svg:width="0.459cm" svg:height="0.669cm" svg:x="0.019cm" svg:y="4.699cm"><draw:text-box><text:p text:style-name="P12"><text:span text:style-name="T3">D</text:span></text:p></draw:text-box></draw:frame><draw:frame draw:style-name="gr7" draw:text-style-name="P13" svg:width="0.459cm" svg:height="0.669cm" svg:x="4.512cm" svg:y="4.699cm"><draw:text-box><text:p text:style-name="P12"><text:span text:style-name="T3">C</text:span></text:p></draw:text-box></draw:frame><draw:frame draw:style-name="gr12" draw:text-style-name="P13" svg:width="0.433cm" svg:height="0.669cm" svg:x="4.526cm" svg:y="0cm"><draw:text-box><text:p text:style-name="P12"><text:span text:style-name="T3">B</text:span></text:p></draw:text-box></draw:frame></draw:g></text:p>
      <text:p text:style-name="P5"><text:span text:style-name="T1">Remarque :</text:span> Un carré est donc un rectangle, un losange et un parallélogramme particulier !</text:p>
      <text:p text:style-name="P5"/>
      <text:p text:style-name="P5"/>
      <text:list xml:id="list213748112403570" text:continue-numbering="true" text:style-name="tfNum_20_1_29_">
        <text:list-item>
          <text:p text:style-name="tfTitre_20_1_29_">Propriétés :</text:p>
        </text:list-item>
      </text:list>
      <text:p text:style-name="P2">Toutes les propriétés du parallélogramme, du rectangle et du losange.</text:p>
      <text:p text:style-name="P3"/>
      <text:p text:style-name="P5"/>
      <text:list xml:id="list213747697135515" text:continue-numbering="true" text:style-name="tfNum_20_1_29_">
        <text:list-item>
          <text:p text:style-name="tfTitre_20_1_29_">Caractérisations :</text:p>
        </text:list-item>
      </text:list>
      <text:p text:style-name="tfCours">Un rectangle dont les diagonales sont perpendiculaires est un carré.</text:p>
      <text:p text:style-name="tfCours">Un rectangle qui a deux côtés consécutifs de même longueur est un carré.</text:p>
      <text:p text:style-name="tfCours">Un losange dont les diagonales sont de même longueur est un carré.</text:p>
      <text:p text:style-name="tfCours">Un losange qui a un angle droit est un carré.</text:p>
      <text:p text:style-name="Standard"/>
      <text:p text:style-name="Standard"><draw:frame text:anchor-type="paragraph" draw:z-index="2" draw:style-name="gr3" draw:text-style-name="P9" svg:width="4.597cm" svg:height="5.388cm" svg:x="14.402cm" svg:y="1.621cm"><draw:text-box><text:p><text:span text:style-name="T2">oral</text:span></text:p><text:p><text:span text:style-name="T2">p210: 15</text:span></text:p><text:p><text:span text:style-name="T2">p211: 22, 24</text:span></text:p><text:p><text:span text:style-name="T2">p213: 42, 43</text:span></text:p><text:p text:style-name="P10"><text:span text:style-name="T2">démonstrations</text:span></text:p><text:p><text:span text:style-name="T2">p213: 45, 44, 40</text:span></text:p><text:p><text:span text:style-name="T2">p215: 61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7T23:31:48</meta:creation-date>
    <meta:editing-duration>PT43M36S</meta:editing-duration>
    <meta:editing-cycles>7</meta:editing-cycles>
    <meta:generator>LibreOffice/5.3.7.2$Windows_X86_64 LibreOffice_project/6b8ed514a9f8b44d37a1b96673cbbdd077e24059</meta:generator>
    <dc:date>2018-04-15T21:37:45.661000000</dc:date>
    <meta:document-statistic meta:table-count="0" meta:image-count="0" meta:object-count="0" meta:page-count="3" meta:paragraph-count="38" meta:word-count="299" meta:character-count="1834" meta:non-whitespace-character-count="1582"/>
  </office:meta>
</office:document-meta>
</file>